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fo:font-size="36pt" officeooo:rsid="00122835" officeooo:paragraph-rsid="00199e92" style:font-size-asian="36pt" style:font-size-complex="36pt"/>
    </style:style>
    <style:style style:name="P2" style:family="paragraph" style:parent-style-name="Standard" style:list-style-name="Numbering_20_1">
      <style:text-properties fo:font-size="36pt" officeooo:rsid="00122835" officeooo:paragraph-rsid="00122835" style:font-size-asian="36pt" style:font-size-complex="36pt"/>
    </style:style>
    <style:style style:name="P3" style:family="paragraph" style:parent-style-name="Standard">
      <style:text-properties fo:font-size="36pt" officeooo:rsid="001390c8" officeooo:paragraph-rsid="001390c8" style:font-size-asian="36pt" style:font-size-complex="36pt"/>
    </style:style>
    <style:style style:name="P4" style:family="paragraph" style:parent-style-name="Standard" style:list-style-name="Numbering_20_1">
      <style:text-properties fo:font-size="36pt" officeooo:rsid="00199e92" officeooo:paragraph-rsid="00199e92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weight="bold" officeooo:rsid="0015cd78" style:font-size-asian="36pt" style:font-weight-asian="bold" style:font-size-complex="36pt" style:font-weight-complex="bold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font-weight="normal" officeooo:rsid="0015cd78" style:font-size-asian="36pt" style:font-weight-asian="normal" style:font-size-complex="36pt" style:font-weight-complex="normal"/>
    </style:style>
    <style:style style:name="T8" style:family="text">
      <style:text-properties fo:font-size="36pt" fo:font-weight="normal" officeooo:rsid="0017b8b3" style:font-size-asian="36pt" style:font-weight-asian="normal" style:font-size-complex="36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b8b3" style:font-weight-asian="bold" style:font-weight-complex="bold"/>
    </style:style>
    <style:style style:name="T11" style:family="text">
      <style:text-properties officeooo:rsid="001390c8"/>
    </style:style>
    <style:style style:name="T12" style:family="text">
      <style:text-properties officeooo:rsid="0015cd78"/>
    </style:style>
    <style:style style:name="T13" style:family="text">
      <style:text-properties officeooo:rsid="001b936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biltelefonról így játszhatsz:</text:p>
      <text:list xml:id="list4135053344" text:style-name="Numbering_20_1">
        <text:list-item>
          <text:p text:style-name="P2"><text:span text:style-name="T13">(Kapcsold ki</text:span> a mobil neted<text:span text:style-name="T12">et</text:span>.<text:span text:style-name="T13">)</text:span></text:p>
        </text:list-item>
        <text:list-item>
          <text:p text:style-name="P1">Csatlakozz a <text:span text:style-name="T9">Linux_Mint_Firefox_OpenStreetMap</text:span></text:p>
          <text:p text:style-name="P1">nevű Wifi-hez.</text:p>
        </text:list-item>
        <text:list-item>
          <text:p text:style-name="P4">Böngészőben nézd meg a következő oldalt: <text:span text:style-name="T9">http://10.10.10.10</text:span> válassz nyelvet és Quiz-t.</text:p>
        </text:list-item>
        <text:list-item>
          <text:p text:style-name="P2">Töltsd ki legalább az egyik <text:span text:style-name="T9">Quiz</text:span><text:span text:style-name="T10">-</text:span><text:span text:style-name="T9">t</text:span>.</text:p>
        </text:list-item>
        <text:list-item>
          <text:p text:style-name="P2">Gyere és <text:span text:style-name="T9">beszéljük át az eredményeket</text:span>.</text:p>
        </text:list-item>
        <text:list-item>
          <text:p text:style-name="P2"><text:span text:style-name="T9">Iratkozz fel hírlevelünkre</text:span>, ha szívesen tartanád velünk a kapcsolatot, érdekelnek a szabad szoftveres projektek, vagy esetleg részt is vennél bennü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48:34.080000000</meta:creation-date>
    <dc:date>2017-07-21T12:59:44.122000000</dc:date>
    <meta:editing-duration>PT3H57S</meta:editing-duration>
    <meta:editing-cycles>8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8" meta:word-count="62" meta:character-count="440" meta:non-whitespace-character-count="392"/>
  </office:meta>
</office:document-meta>
</file>